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draw:stroke="none" svg:stroke-color="#000000" draw:fill="none" draw:fill-color="#ffffff" fo:min-height="1.905cm"/>
    </style:style>
    <style:style style:name="gr5" style:family="graphic" style:parent-style-name="standard">
      <style:graphic-properties draw:stroke="none" svg:stroke-color="#000000" draw:fill="none" draw:fill-color="#ffffff" fo:min-height="11.43cm"/>
    </style:style>
    <style:style style:name="gr6" style:family="graphic" style:parent-style-name="standard">
      <style:graphic-properties draw:stroke="none" svg:stroke-color="#000000" draw:fill="none" draw:fill-color="#ffffff" fo:min-height="0.635cm"/>
    </style:style>
    <style:style style:name="gr7" style:family="graphic" style:parent-style-name="standard">
      <style:graphic-properties svg:stroke-color="#000000"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solid" draw:fill-color="#99cc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5" style:family="graphic" style:parent-style-name="standard">
      <style:graphic-properties svg:stroke-width="0.152cm" svg:stroke-color="#ffff0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fo:min-height="2.54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3pt" style:text-underline-style="solid" style:text-underline-width="auto" style:text-underline-color="font-color" style:font-size-asian="13pt" style:font-size-complex="13pt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style:text-properties fo:text-shadow="none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3pt" style:text-underline-style="solid" style:text-underline-width="auto" style:text-underline-color="font-color" style:font-size-asian="13pt" style:font-size-complex="13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12.7cm" svg:x="1.635cm" svg:y="1.63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35cm" svg:y1="2.905cm" svg:x2="20.05cm" svg:y2="2.905cm">
          <text:p/>
        </draw:line>
        <draw:frame draw:style-name="gr3" draw:layer="layout" svg:width="6.255cm" svg:height="1.52cm" svg:x="16.24cm" svg:y="1.635cm">
          <draw:text-box>
            <text:p>Login <text:s text:c="2"/>Help</text:p>
          </draw:text-box>
        </draw:frame>
        <draw:frame draw:style-name="gr4" draw:layer="layout" svg:width="10.795cm" svg:height="2.155cm" svg:x="2.27cm" svg:y="3.54cm">
          <draw:text-box>
            <text:p>Dividend Reporter</text:p>
          </draw:text-box>
        </draw:frame>
        <draw:custom-shape draw:style-name="gr1" draw:text-style-name="P1" draw:layer="layout" svg:width="13.97cm" svg:height="8.89cm" svg:x="2.905cm" svg:y="4.8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0.795cm" svg:height="1.673cm" svg:x="2.905cm" svg:y="4.81cm">
          <draw:text-box>
            <text:p>Active Stocks Master List</text:p>
            <text:p/>
          </draw:text-box>
        </draw:frame>
        <draw:custom-shape draw:style-name="gr1" draw:text-style-name="P1" draw:layer="layout" svg:width="12.7cm" svg:height="5.715cm" svg:x="3.54cm" svg:y="6.0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445cm" svg:y1="6.08cm" svg:x2="5.445cm" svg:y2="11.795cm">
          <text:p/>
        </draw:line>
        <draw:line draw:style-name="gr2" draw:text-style-name="P1" draw:layer="layout" svg:x1="7.978cm" svg:y1="6.099cm" svg:x2="7.978cm" svg:y2="11.814cm">
          <text:p/>
        </draw:line>
        <draw:line draw:style-name="gr2" draw:text-style-name="P1" draw:layer="layout" svg:x1="9.255cm" svg:y1="6.08cm" svg:x2="9.255cm" svg:y2="11.795cm">
          <text:p/>
        </draw:line>
        <draw:line draw:style-name="gr2" draw:text-style-name="P1" draw:layer="layout" svg:x1="11.795cm" svg:y1="6.08cm" svg:x2="11.795cm" svg:y2="11.795cm">
          <text:p/>
        </draw:line>
        <draw:line draw:style-name="gr2" draw:text-style-name="P1" draw:layer="layout" svg:x1="3.54cm" svg:y1="6.715cm" svg:x2="16.24cm" svg:y2="6.715cm">
          <text:p/>
        </draw:line>
        <draw:line draw:style-name="gr2" draw:text-style-name="P1" draw:layer="layout" svg:x1="3.54cm" svg:y1="7.35cm" svg:x2="16.24cm" svg:y2="7.35cm">
          <text:p/>
        </draw:line>
        <draw:line draw:style-name="gr2" draw:text-style-name="P1" draw:layer="layout" svg:x1="3.54cm" svg:y1="7.985cm" svg:x2="16.24cm" svg:y2="7.985cm">
          <text:p/>
        </draw:line>
        <draw:line draw:style-name="gr2" draw:text-style-name="P1" draw:layer="layout" svg:x1="3.54cm" svg:y1="8.62cm" svg:x2="16.24cm" svg:y2="8.62cm">
          <text:p/>
        </draw:line>
        <draw:line draw:style-name="gr2" draw:text-style-name="P1" draw:layer="layout" svg:x1="3.54cm" svg:y1="9.255cm" svg:x2="16.24cm" svg:y2="9.255cm">
          <text:p/>
        </draw:line>
        <draw:line draw:style-name="gr2" draw:text-style-name="P1" draw:layer="layout" svg:x1="3.54cm" svg:y1="9.89cm" svg:x2="16.24cm" svg:y2="9.89cm">
          <text:p/>
        </draw:line>
        <draw:line draw:style-name="gr2" draw:text-style-name="P1" draw:layer="layout" svg:x1="3.54cm" svg:y1="10.525cm" svg:x2="16.24cm" svg:y2="10.525cm">
          <text:p/>
        </draw:line>
        <draw:line draw:style-name="gr2" draw:text-style-name="P1" draw:layer="layout" svg:x1="3.54cm" svg:y1="11.16cm" svg:x2="16.24cm" svg:y2="11.16cm">
          <text:p/>
        </draw:line>
        <draw:custom-shape draw:style-name="gr1" draw:text-style-name="P1" draw:layer="layout" svg:width="0.635cm" svg:height="0.635cm" svg:x="10.525cm" svg:y="12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635cm" svg:height="0.635cm" svg:x="9.254cm" svg:y="12.43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18.415cm" svg:height="11.68cm" svg:x="1.635cm" svg:y="14.97cm">
          <draw:text-box>
            <text:p><text:span text:style-name="T1">Notes</text:span><text:span text:style-name="T2">:</text:span></text:p>
            <text:p/>
            <text:p><text:span text:style-name="T3"><text:tab/></text:span><text:span text:style-name="T3">This is the default landing page.</text:span></text:p>
            <text:p><text:span text:style-name="T3"/></text:p>
            <text:p><text:span text:style-name="T3"><text:tab/></text:span><text:span text:style-name="T3">Visitors will see a pagified list of stocks and data.</text:span></text:p>
            <text:p><text:span text:style-name="T3"/></text:p>
            <text:p><text:span text:style-name="T3"><text:tab/></text:span><text:span text:style-name="T3">Company names link to company show pages.</text:span></text:p>
            <text:p><text:span text:style-name="T3"><text:tab/></text:span><text:span text:style-name="T3"><text:tab/></text:span><text:span text:style-name="T3">- Visitor must register and login before accessing </text:span><text:span text:style-name="T3"><text:tab/></text:span><text:span text:style-name="T3"><text:tab/></text:span><text:span text:style-name="T3"><text:tab/></text:span><text:span text:style-name="T3"> <text:s/>show pages.</text:span></text:p>
            <text:p><text:span text:style-name="T3"/></text:p>
            <text:p><text:span text:style-name="T3"><text:tab/></text:span><text:span text:style-name="T3">A visitor can login.</text:span></text:p>
            <text:p><text:span text:style-name="T3"/></text:p>
            <text:p><text:span text:style-name="T3"><text:tab/></text:span><text:span text:style-name="T3">A visitor can view the help page.</text:span></text:p>
          </draw:text-box>
        </draw:frame>
        <draw:frame draw:style-name="gr6" draw:text-style-name="P2" draw:layer="layout" svg:width="1.905cm" svg:height="0.885cm" svg:x="3.54cm" svg:y="6.08cm">
          <draw:text-box>
            <text:p text:style-name="P2"><text:span text:style-name="T4">symbol</text:span></text:p>
          </draw:text-box>
        </draw:frame>
        <draw:frame draw:style-name="gr3" draw:text-style-name="P2" draw:layer="layout" svg:width="3.175cm" svg:height="1.52cm" svg:x="5.445cm" svg:y="6.08cm">
          <draw:text-box>
            <text:p text:style-name="P2"><text:span text:style-name="T4">company name</text:span></text:p>
          </draw:text-box>
        </draw:frame>
        <draw:frame draw:style-name="gr6" draw:text-style-name="P2" draw:layer="layout" svg:width="3.175cm" svg:height="0.885cm" svg:x="9.255cm" svg:y="6.08cm">
          <draw:text-box>
            <text:p text:style-name="P2"><text:span text:style-name="T4">dividend / share</text:span></text:p>
          </draw:text-box>
        </draw:frame>
        <draw:frame draw:style-name="gr3" draw:text-style-name="P2" draw:layer="layout" svg:width="2.54cm" svg:height="1.52cm" svg:x="14.335cm" svg:y="6.08cm">
          <draw:text-box>
            <text:p text:style-name="P2"><text:span text:style-name="T4">pay date</text:span></text:p>
          </draw:text-box>
        </draw:frame>
        <draw:frame draw:style-name="gr3" draw:text-style-name="P2" draw:layer="layout" svg:width="1.905cm" svg:height="1.52cm" svg:x="13.065cm" svg:y="6.08cm">
          <draw:text-box>
            <text:p text:style-name="P2"><text:span text:style-name="T4">ex date</text:span></text:p>
          </draw:text-box>
        </draw:frame>
        <draw:frame draw:style-name="gr3" draw:text-style-name="P2" draw:layer="layout" svg:width="1.27cm" svg:height="1.52cm" svg:x="11.795cm" svg:y="6.08cm">
          <draw:text-box>
            <text:p text:style-name="P2"><text:span text:style-name="T4">yield</text:span></text:p>
          </draw:text-box>
        </draw:frame>
        <draw:frame draw:style-name="gr6" draw:text-style-name="P2" draw:layer="layout" svg:width="2.54cm" svg:height="0.885cm" svg:x="7.985cm" svg:y="6.08cm">
          <draw:text-box>
            <text:p text:style-name="P2"><text:span text:style-name="T4">price</text:span></text:p>
          </draw:text-box>
        </draw:frame>
        <draw:line draw:style-name="gr7" draw:text-style-name="P1" draw:layer="layout" svg:x1="13.065cm" svg:y1="6.08cm" svg:x2="13.065cm" svg:y2="11.795cm">
          <text:p/>
        </draw:line>
        <draw:line draw:style-name="gr7" draw:text-style-name="P1" draw:layer="layout" svg:x1="14.335cm" svg:y1="6.08cm" svg:x2="14.335cm" svg:y2="11.795cm">
          <text:p/>
        </draw:line>
      </draw:page>
      <draw:page draw:name="page2" draw:style-name="dp1" draw:master-page-name="Default">
        <draw:custom-shape draw:style-name="gr1" draw:text-style-name="P1" draw:layer="layout" svg:width="18.415cm" svg:height="12.7cm" svg:x="1.636cm" svg:y="1.63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36cm" svg:y1="2.905cm" svg:x2="20.051cm" svg:y2="2.905cm">
          <text:p/>
        </draw:line>
        <draw:frame draw:style-name="gr4" draw:layer="layout" svg:width="10.795cm" svg:height="2.155cm" svg:x="2.271cm" svg:y="3.54cm">
          <draw:text-box>
            <text:p>Dividend Reporter</text:p>
          </draw:text-box>
        </draw:frame>
        <draw:custom-shape draw:style-name="gr1" draw:text-style-name="P1" draw:layer="layout" svg:width="13.97cm" svg:height="8.89cm" svg:x="2.906cm" svg:y="4.8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5.08cm" svg:height="1.673cm" svg:x="2.906cm" svg:y="4.81cm">
          <draw:text-box>
            <text:p>Login</text:p>
            <text:p/>
          </draw:text-box>
        </draw:frame>
        <draw:custom-shape draw:style-name="gr1" draw:text-style-name="P1" draw:layer="layout" svg:width="12.7cm" svg:height="6.985cm" svg:x="3.54cm" svg:y="6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81cm" svg:height="0.635cm" svg:x="4.175cm" svg:y="6.7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81cm" svg:height="0.635cm" svg:x="4.175cm" svg:y="7.98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.445cm" svg:height="0.806cm" svg:x="7.985cm" svg:y="6.715cm">
          <draw:text-box>
            <text:p text:style-name="P3"><text:span text:style-name="T5">Username</text:span></text:p>
          </draw:text-box>
        </draw:frame>
        <draw:frame draw:style-name="gr9" draw:text-style-name="P3" draw:layer="layout" svg:width="8.255cm" svg:height="0.806cm" svg:x="7.985cm" svg:y="7.814cm">
          <draw:text-box>
            <text:p text:style-name="P3"><text:span text:style-name="T5">Password (</text:span><text:span text:style-name="T6">forgot your password?</text:span><text:span text:style-name="T5">)</text:span></text:p>
          </draw:text-box>
        </draw:frame>
        <draw:custom-shape draw:style-name="gr10" draw:text-style-name="P4" draw:layer="layout" svg:width="1.905cm" svg:height="0.635cm" svg:x="4.175cm" svg:y="9.255cm">
          <text:p text:style-name="P1"><text:span text:style-name="T5">login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905cm" svg:height="0.635cm" svg:x="4.175cm" svg:y="10.525cm">
          <text:p text:style-name="P1"><text:span text:style-name="T5">cancel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445cm" svg:height="0.885cm" svg:x="3.54cm" svg:y="12.18cm">
          <draw:text-box>
            <text:p text:style-name="P5"><text:span text:style-name="T7">Register</text:span></text:p>
          </draw:text-box>
        </draw:frame>
        <draw:frame draw:style-name="gr5" draw:layer="layout" svg:width="18.415cm" svg:height="11.68cm" svg:x="1.636cm" svg:y="14.97cm">
          <draw:text-box>
            <text:p><text:span text:style-name="T1">Notes</text:span><text:span text:style-name="T2">:</text:span></text:p>
            <text:p/>
            <text:p><text:span text:style-name="T3"><text:tab/></text:span><text:span text:style-name="T3">This is the Login Page.</text:span></text:p>
            <text:p><text:span text:style-name="T3"/></text:p>
            <text:p><text:span text:style-name="T3"><text:tab/></text:span><text:span text:style-name="T3">Visitors should be able to login.</text:span></text:p>
            <text:p><text:span text:style-name="T3"/></text:p>
            <text:p><text:span text:style-name="T3"><text:tab/></text:span><text:span text:style-name="T3">Visitors should be able to retrieve forgotten password.</text:span></text:p>
            <text:p><text:span text:style-name="T3"/></text:p>
            <text:p><text:span text:style-name="T3"><text:tab/></text:span><text:span text:style-name="T3">Visitors should be able to register a new account.</text:span></text:p>
            <text:p><text:span text:style-name="T3"/></text:p>
            <text:p><text:span text:style-name="T3"><text:tab/></text:span><text:span text:style-name="T3">Choosing 'cancel' returns a user to the landing page.</text:span></text:p>
          </draw:text-box>
        </draw:frame>
        <draw:frame draw:style-name="gr3" draw:layer="layout" svg:width="6.255cm" svg:height="1.52cm" svg:x="16.241cm" svg:y="1.635cm">
          <draw:text-box>
            <text:p>Login <text:s text:c="2"/>Help</text:p>
          </draw:text-box>
        </draw:frame>
      </draw:page>
      <draw:page draw:name="page3" draw:style-name="dp1" draw:master-page-name="Default">
        <draw:custom-shape draw:style-name="gr1" draw:text-style-name="P1" draw:layer="layout" svg:width="18.415cm" svg:height="12.7cm" svg:x="1.635cm" svg:y="1.63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37cm" svg:y1="2.905cm" svg:x2="20.052cm" svg:y2="2.905cm">
          <text:p/>
        </draw:line>
        <draw:frame draw:style-name="gr4" draw:layer="layout" svg:width="10.795cm" svg:height="2.155cm" svg:x="2.272cm" svg:y="3.54cm">
          <draw:text-box>
            <text:p>Dividend Reporter</text:p>
          </draw:text-box>
        </draw:frame>
        <draw:frame draw:style-name="gr5" draw:layer="layout" svg:width="18.415cm" svg:height="11.68cm" svg:x="1.637cm" svg:y="14.97cm">
          <draw:text-box>
            <text:p><text:span text:style-name="T1">Notes</text:span><text:span text:style-name="T2">:</text:span></text:p>
            <text:p/>
            <text:p><text:span text:style-name="T3"><text:tab/></text:span><text:span text:style-name="T3">This is the User Show Page</text:span></text:p>
            <text:p><text:span text:style-name="T3"/></text:p>
            <text:p><text:span text:style-name="T3"><text:tab/></text:span><text:span text:style-name="T3">This is viewable only by current_user and admin.</text:span></text:p>
            <text:p><text:span text:style-name="T3"/></text:p>
            <text:p><text:span text:style-name="T3"><text:tab/></text:span><text:span text:style-name="T3">User sees a list of stocks he/she has chosen from </text:span></text:p>
            <text:p><text:span text:style-name="T3"><text:tab/></text:span><text:span text:style-name="T3"><text:tab/></text:span><text:span text:style-name="T3">the preset stocklist.</text:span></text:p>
            <text:p><text:span text:style-name="T3"/></text:p>
            <text:p><text:span text:style-name="T3"><text:tab/></text:span><text:span text:style-name="T3">Individual stocks have links for Stock Show Pages.</text:span></text:p>
            <text:p><text:span text:style-name="T3"/></text:p>
            <text:p><text:span text:style-name="T3"><text:tab/></text:span><text:span text:style-name="T3">Clicking on username in the top right returns the user </text:span><text:span text:style-name="T3"><text:tab/></text:span><text:span text:style-name="T3"><text:tab/></text:span><text:span text:style-name="T3"><text:tab/></text:span><text:span text:style-name="T3">to this page from anywhere in the application.</text:span></text:p>
            <text:p><text:span text:style-name="T3"/></text:p>
            <text:p><text:span text:style-name="T3"><text:tab/></text:span><text:span text:style-name="T3">User should be able to edit their watchlist.</text:span></text:p>
          </draw:text-box>
        </draw:frame>
        <draw:frame draw:style-name="gr3" draw:text-style-name="P6" draw:layer="layout" svg:width="15.782cm" svg:height="1.52cm" svg:x="6.715cm" svg:y="1.635cm">
          <draw:text-box>
            <text:p text:style-name="P6"><text:span text:style-name="T8"><text:a xlink:href="mailto:user@example.com">user@example.com</text:a></text:span><text:span text:style-name="T9"> </text:span><text:span text:style-name="T8">My Watchlist</text:span><text:span text:style-name="T9"> </text:span><text:span text:style-name="T8">Logout</text:span><text:span text:style-name="T9"> </text:span><text:span text:style-name="T8">Help</text:span></text:p>
          </draw:text-box>
        </draw:frame>
        <draw:custom-shape draw:style-name="gr1" draw:text-style-name="P1" draw:layer="layout" svg:width="15.875cm" svg:height="8.89cm" svg:x="2.906cm" svg:y="4.81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2.065cm" svg:height="1.673cm" svg:x="2.906cm" svg:y="4.81cm">
          <draw:text-box>
            <text:p text:style-name="P7">Active Stocks Master List <text:s text:c="5"/></text:p>
            <text:p text:style-name="P7"/>
          </draw:text-box>
        </draw:frame>
        <draw:custom-shape draw:style-name="gr1" draw:text-style-name="P1" draw:layer="layout" svg:width="13.335cm" svg:height="5.715cm" svg:x="4.811cm" svg:y="6.0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847cm" svg:y1="6.045cm" svg:x2="6.847cm" svg:y2="11.76cm">
          <text:p/>
        </draw:line>
        <draw:line draw:style-name="gr2" draw:text-style-name="P1" draw:layer="layout" svg:x1="9.256cm" svg:y1="6.08cm" svg:x2="9.256cm" svg:y2="11.795cm">
          <text:p/>
        </draw:line>
        <draw:line draw:style-name="gr2" draw:text-style-name="P1" draw:layer="layout" svg:x1="10.526cm" svg:y1="6.08cm" svg:x2="10.526cm" svg:y2="11.795cm">
          <text:p/>
        </draw:line>
        <draw:line draw:style-name="gr2" draw:text-style-name="P1" draw:layer="layout" svg:x1="13.066cm" svg:y1="6.08cm" svg:x2="13.066cm" svg:y2="11.795cm">
          <text:p/>
        </draw:line>
        <draw:line draw:style-name="gr2" draw:text-style-name="P1" draw:layer="layout" svg:x1="4.811cm" svg:y1="6.715cm" svg:x2="18.146cm" svg:y2="6.715cm">
          <text:p/>
        </draw:line>
        <draw:line draw:style-name="gr2" draw:text-style-name="P1" draw:layer="layout" svg:x1="4.811cm" svg:y1="7.35cm" svg:x2="18.146cm" svg:y2="7.35cm">
          <text:p/>
        </draw:line>
        <draw:line draw:style-name="gr2" draw:text-style-name="P1" draw:layer="layout" svg:x1="4.811cm" svg:y1="7.985cm" svg:x2="18.146cm" svg:y2="7.985cm">
          <text:p/>
        </draw:line>
        <draw:line draw:style-name="gr2" draw:text-style-name="P1" draw:layer="layout" svg:x1="4.811cm" svg:y1="8.62cm" svg:x2="18.146cm" svg:y2="8.62cm">
          <text:p/>
        </draw:line>
        <draw:line draw:style-name="gr2" draw:text-style-name="P1" draw:layer="layout" svg:x1="4.811cm" svg:y1="9.255cm" svg:x2="18.146cm" svg:y2="9.255cm">
          <text:p/>
        </draw:line>
        <draw:line draw:style-name="gr2" draw:text-style-name="P1" draw:layer="layout" svg:x1="4.811cm" svg:y1="9.89cm" svg:x2="18.146cm" svg:y2="9.89cm">
          <text:p/>
        </draw:line>
        <draw:line draw:style-name="gr2" draw:text-style-name="P1" draw:layer="layout" svg:x1="4.811cm" svg:y1="10.525cm" svg:x2="18.146cm" svg:y2="10.525cm">
          <text:p/>
        </draw:line>
        <draw:line draw:style-name="gr2" draw:text-style-name="P1" draw:layer="layout" svg:x1="4.811cm" svg:y1="11.16cm" svg:x2="18.146cm" svg:y2="11.16cm">
          <text:p/>
        </draw:line>
        <draw:custom-shape draw:style-name="gr1" draw:text-style-name="P1" draw:layer="layout" svg:width="0.635cm" svg:height="0.635cm" svg:x="10.526cm" svg:y="12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635cm" svg:height="0.635cm" svg:x="9.255cm" svg:y="12.43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.27cm" svg:height="0.635cm" svg:x="3.541cm" svg:y="6.71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635cm" svg:x="3.541cm" svg:y="7.3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0.635cm" svg:x="3.541cm" svg:y="6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635cm" svg:x="3.541cm" svg:y="7.98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635cm" svg:x="3.541cm" svg:y="8.62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635cm" svg:x="3.541cm" svg:y="9.25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635cm" svg:x="3.541cm" svg:y="9.8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635cm" svg:x="3.541cm" svg:y="10.52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635cm" svg:x="3.541cm" svg:y="11.16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08cm" svg:height="0.635cm" svg:x="12.431cm" svg:y="12.43cm">
          <text:p text:style-name="P1"><text:span text:style-name="T5">Update Watchlist</text:span>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905cm" svg:height="0.885cm" svg:x="3.541cm" svg:y="6.08cm">
          <draw:text-box>
            <text:p text:style-name="P2"><text:span text:style-name="T4">watch</text:span></text:p>
          </draw:text-box>
        </draw:frame>
        <draw:frame draw:style-name="gr6" draw:text-style-name="P2" draw:layer="layout" svg:width="2.54cm" svg:height="0.885cm" svg:x="4.811cm" svg:y="6.08cm">
          <draw:text-box>
            <text:p text:style-name="P2"><text:span text:style-name="T4"><text:s text:c="4"/></text:span><text:span text:style-name="T4">symbol</text:span></text:p>
          </draw:text-box>
        </draw:frame>
        <draw:frame draw:style-name="gr13" draw:text-style-name="P2" draw:layer="layout" svg:width="2.568cm" svg:height="0.569cm" svg:x="6.815cm" svg:y="6.08cm">
          <draw:text-box>
            <text:p text:style-name="P8"><text:span text:style-name="T4">company name</text:span></text:p>
          </draw:text-box>
        </draw:frame>
        <draw:frame draw:style-name="gr6" draw:text-style-name="P2" draw:layer="layout" svg:width="2.54cm" svg:height="0.885cm" svg:x="9.256cm" svg:y="6.08cm">
          <draw:text-box>
            <text:p text:style-name="P2"><text:span text:style-name="T4">price</text:span></text:p>
          </draw:text-box>
        </draw:frame>
        <draw:frame draw:style-name="gr6" draw:text-style-name="P2" draw:layer="layout" svg:width="3.175cm" svg:height="0.885cm" svg:x="10.526cm" svg:y="6.08cm">
          <draw:text-box>
            <text:p text:style-name="P2"><text:span text:style-name="T4">Dividend / Share</text:span></text:p>
          </draw:text-box>
        </draw:frame>
        <draw:line draw:style-name="gr7" draw:text-style-name="P1" draw:layer="layout" svg:x1="14.336cm" svg:y1="6.08cm" svg:x2="14.336cm" svg:y2="11.795cm">
          <text:p/>
        </draw:line>
        <draw:line draw:style-name="gr7" draw:text-style-name="P1" draw:layer="layout" svg:x1="16.241cm" svg:y1="6.08cm" svg:x2="16.241cm" svg:y2="11.795cm">
          <text:p/>
        </draw:line>
        <draw:frame draw:style-name="gr6" draw:text-style-name="P2" draw:layer="layout" svg:width="1.905cm" svg:height="0.885cm" svg:x="13.066cm" svg:y="6.08cm">
          <draw:text-box>
            <text:p text:style-name="P2"><text:span text:style-name="T4">Yield</text:span></text:p>
          </draw:text-box>
        </draw:frame>
        <draw:frame draw:style-name="gr6" draw:text-style-name="P2" draw:layer="layout" svg:width="1.905cm" svg:height="0.885cm" svg:x="14.336cm" svg:y="6.08cm">
          <draw:text-box>
            <text:p text:style-name="P2"><text:span text:style-name="T4">Ex Date</text:span></text:p>
          </draw:text-box>
        </draw:frame>
        <draw:frame draw:style-name="gr6" draw:text-style-name="P2" draw:layer="layout" svg:width="1.905cm" svg:height="0.885cm" svg:x="16.241cm" svg:y="6.08cm">
          <draw:text-box>
            <text:p text:style-name="P2"><text:span text:style-name="T4">Pay Date</text:span></text:p>
          </draw:text-box>
        </draw:frame>
      </draw:page>
      <draw:page draw:name="page4" draw:style-name="dp1" draw:master-page-name="Default">
        <draw:custom-shape draw:style-name="gr1" draw:text-style-name="P1" draw:layer="layout" svg:width="18.415cm" svg:height="12.7cm" svg:x="1.636cm" svg:y="1.63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36cm" svg:y1="2.905cm" svg:x2="20.051cm" svg:y2="2.905cm">
          <text:p/>
        </draw:line>
        <draw:frame draw:style-name="gr4" draw:layer="layout" svg:width="10.795cm" svg:height="2.155cm" svg:x="2.271cm" svg:y="3.54cm">
          <draw:text-box>
            <text:p>Dividend Reporter</text:p>
          </draw:text-box>
        </draw:frame>
        <draw:custom-shape draw:style-name="gr1" draw:text-style-name="P1" draw:layer="layout" svg:width="13.97cm" svg:height="8.89cm" svg:x="2.906cm" svg:y="4.8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8.254cm" svg:height="1.673cm" svg:x="2.906cm" svg:y="4.81cm">
          <draw:text-box>
            <text:p>Change Password</text:p>
            <text:p/>
          </draw:text-box>
        </draw:frame>
        <draw:custom-shape draw:style-name="gr1" draw:text-style-name="P1" draw:layer="layout" svg:width="12.7cm" svg:height="6.985cm" svg:x="3.54cm" svg:y="6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81cm" svg:height="0.635cm" svg:x="4.175cm" svg:y="6.7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81cm" svg:height="0.635cm" svg:x="4.175cm" svg:y="7.98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5.715cm" svg:height="0.806cm" svg:x="7.985cm" svg:y="6.715cm">
          <draw:text-box>
            <text:p text:style-name="P3"><text:span text:style-name="T5">Current Password</text:span></text:p>
          </draw:text-box>
        </draw:frame>
        <draw:frame draw:style-name="gr9" draw:text-style-name="P3" draw:layer="layout" svg:width="8.255cm" svg:height="0.806cm" svg:x="7.985cm" svg:y="7.814cm">
          <draw:text-box>
            <text:p text:style-name="P3"><text:span text:style-name="T5">New Password</text:span></text:p>
          </draw:text-box>
        </draw:frame>
        <draw:custom-shape draw:style-name="gr10" draw:text-style-name="P4" draw:layer="layout" svg:width="5.08cm" svg:height="0.635cm" svg:x="4.175cm" svg:y="10.525cm">
          <text:p text:style-name="P1"><text:span text:style-name="T5">Change Password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08cm" svg:height="0.635cm" svg:x="4.175cm" svg:y="11.795cm">
          <text:p text:style-name="P1"><text:span text:style-name="T5">Cancel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81cm" svg:height="0.635cm" svg:x="4.175cm" svg:y="9.25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8.255cm" svg:height="0.806cm" svg:x="7.985cm" svg:y="9.084cm">
          <draw:text-box>
            <text:p text:style-name="P3"><text:span text:style-name="T5">Confirm New Password</text:span></text:p>
          </draw:text-box>
        </draw:frame>
        <draw:frame draw:style-name="gr5" draw:layer="layout" svg:width="18.415cm" svg:height="11.68cm" svg:x="1.638cm" svg:y="14.97cm">
          <draw:text-box>
            <text:p><text:span text:style-name="T1">Notes</text:span><text:span text:style-name="T2">:</text:span></text:p>
            <text:p/>
            <text:p><text:span text:style-name="T3"><text:tab/></text:span><text:span text:style-name="T3">This is the User Edit Page.</text:span></text:p>
            <text:p><text:span text:style-name="T3"/></text:p>
            <text:p><text:span text:style-name="T3"><text:tab/></text:span><text:span text:style-name="T3">The user should be able to change password here.</text:span></text:p>
            <text:p><text:span text:style-name="T3"/></text:p>
            <text:p><text:span text:style-name="T3"><text:tab/></text:span><text:span text:style-name="T3">Choosing 'Cancel' returns the user to Show Page.</text:span></text:p>
          </draw:text-box>
        </draw:frame>
        <draw:frame draw:style-name="gr3" draw:text-style-name="P6" draw:layer="layout" svg:width="15.782cm" svg:height="1.52cm" svg:x="6.715cm" svg:y="1.635cm">
          <draw:text-box>
            <text:p text:style-name="P6"><text:span text:style-name="T8"><text:a xlink:href="mailto:user@example.com">user@example.com</text:a></text:span><text:span text:style-name="T9"> </text:span><text:span text:style-name="T8">My Watchlist</text:span><text:span text:style-name="T9"> </text:span><text:span text:style-name="T8">Logout</text:span><text:span text:style-name="T9"> </text:span><text:span text:style-name="T8">Help</text:span></text:p>
          </draw:text-box>
        </draw:frame>
      </draw:page>
      <draw:page draw:name="page5" draw:style-name="dp1" draw:master-page-name="Default">
        <draw:custom-shape draw:style-name="gr1" draw:text-style-name="P1" draw:layer="layout" svg:width="18.415cm" svg:height="12.7cm" svg:x="1.637cm" svg:y="1.63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37cm" svg:y1="2.905cm" svg:x2="20.052cm" svg:y2="2.905cm">
          <text:p/>
        </draw:line>
        <draw:frame draw:style-name="gr4" draw:layer="layout" svg:width="10.795cm" svg:height="2.155cm" svg:x="2.272cm" svg:y="3.54cm">
          <draw:text-box>
            <text:p>Dividend Reporter</text:p>
          </draw:text-box>
        </draw:frame>
        <draw:custom-shape draw:style-name="gr1" draw:text-style-name="P1" draw:layer="layout" svg:width="13.97cm" svg:height="8.89cm" svg:x="2.907cm" svg:y="4.8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8.254cm" svg:height="1.673cm" svg:x="2.907cm" svg:y="4.81cm">
          <draw:text-box>
            <text:p>Update All Quotes</text:p>
            <text:p/>
          </draw:text-box>
        </draw:frame>
        <draw:custom-shape draw:style-name="gr1" draw:text-style-name="P1" draw:layer="layout" svg:width="12.7cm" svg:height="6.985cm" svg:x="3.541cm" svg:y="6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08cm" svg:height="0.635cm" svg:x="7.35cm" svg:y="8.62cm">
          <text:p text:style-name="P1"><text:span text:style-name="T5">Update All Quote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5.08cm" svg:height="0.635cm" svg:x="7.35cm" svg:y="9.89cm">
          <text:p text:style-name="P1"><text:span text:style-name="T5">Cancel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1.972cm" svg:height="1.52cm" svg:x="9.255cm" svg:y="1.635cm">
          <draw:text-box>
            <text:p text:style-name="P6"><text:span text:style-name="T8"><text:a xlink:href="mailto:admin@dividendreporter">admin@dividendreporter</text:a></text:span><text:span text:style-name="T9"> </text:span><text:span text:style-name="T8">Logout</text:span><text:span text:style-name="T9"> </text:span><text:span text:style-name="T8">Help</text:span></text:p>
          </draw:text-box>
        </draw:frame>
        <draw:frame draw:style-name="gr5" draw:layer="layout" svg:width="18.415cm" svg:height="11.68cm" svg:x="1.639cm" svg:y="14.97cm">
          <draw:text-box>
            <text:p><text:span text:style-name="T1">Notes</text:span><text:span text:style-name="T2">:</text:span></text:p>
            <text:p/>
            <text:p><text:span text:style-name="T3"><text:tab/></text:span><text:span text:style-name="T3">This is Admin Quotes New Page.</text:span></text:p>
            <text:p><text:span text:style-name="T3"/></text:p>
            <text:p><text:span text:style-name="T3"><text:tab/></text:span><text:span text:style-name="T3">Choosing 'Update All Quotes' updates all the quotes.</text:span></text:p>
            <text:p><text:span text:style-name="T3"/></text:p>
            <text:p><text:span text:style-name="T3"><text:tab/></text:span><text:span text:style-name="T3">Choosing 'Cancel' returns the Admin to last view.</text:span></text:p>
          </draw:text-box>
        </draw:frame>
      </draw:page>
      <draw:page draw:name="page6" draw:style-name="dp1" draw:master-page-name="Default">
        <draw:custom-shape draw:style-name="gr1" draw:text-style-name="P1" draw:layer="layout" svg:width="18.415cm" svg:height="12.7cm" svg:x="1.635cm" svg:y="1.63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37cm" svg:y1="2.905cm" svg:x2="20.052cm" svg:y2="2.905cm">
          <text:p/>
        </draw:line>
        <draw:frame draw:style-name="gr4" draw:layer="layout" svg:width="10.795cm" svg:height="2.155cm" svg:x="2.272cm" svg:y="3.54cm">
          <draw:text-box>
            <text:p>Dividend Reporter</text:p>
          </draw:text-box>
        </draw:frame>
        <draw:custom-shape draw:style-name="gr1" draw:text-style-name="P1" draw:layer="layout" svg:width="13.97cm" svg:height="8.89cm" svg:x="2.907cm" svg:y="4.8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8.254cm" svg:height="1.673cm" svg:x="2.907cm" svg:y="4.81cm">
          <draw:text-box>
            <text:p>Add Stocks</text:p>
            <text:p/>
          </draw:text-box>
        </draw:frame>
        <draw:custom-shape draw:style-name="gr1" draw:text-style-name="P1" draw:layer="layout" svg:width="12.7cm" svg:height="6.985cm" svg:x="3.54cm" svg:y="6.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714cm" svg:height="3.175cm" svg:x="4.176cm" svg:y="6.715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5.715cm" svg:height="2.471cm" svg:x="9.89cm" svg:y="6.544cm">
          <draw:text-box>
            <text:p text:style-name="P3"><text:span text:style-name="T5">Enter symbols for the stocks you would like to add (separated by commas).</text:span></text:p>
          </draw:text-box>
        </draw:frame>
        <draw:custom-shape draw:style-name="gr10" draw:text-style-name="P4" draw:layer="layout" svg:width="5.715cm" svg:height="0.635cm" svg:x="4.175cm" svg:y="10.525cm">
          <text:p text:style-name="P1"><text:span text:style-name="T5">Add St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5.715cm" svg:height="0.635cm" svg:x="4.175cm" svg:y="11.795cm">
          <text:p text:style-name="P1"><text:span text:style-name="T5">Cancel</text:span></text:p>
          <draw:enhanced-geometry svg:viewBox="0 0 21600 21600" draw:type="rectangle" draw:enhanced-path="M 0 0 L 21600 0 21600 21600 0 21600 0 0 Z N"/>
        </draw:custom-shape>
        <draw:frame draw:style-name="gr5" draw:layer="layout" svg:width="18.415cm" svg:height="11.68cm" svg:x="1.64cm" svg:y="14.97cm">
          <draw:text-box>
            <text:p><text:span text:style-name="T1">Notes</text:span><text:span text:style-name="T2">:</text:span></text:p>
            <text:p/>
            <text:p><text:span text:style-name="T3"><text:tab/></text:span><text:span text:style-name="T3">This is the Admin New Stock Page</text:span></text:p>
            <text:p><text:span text:style-name="T3"/></text:p>
            <text:p><text:span text:style-name="T3"><text:tab/></text:span><text:span text:style-name="T3">Admin can enter symbols for stocks to be added.</text:span></text:p>
            <text:p><text:span text:style-name="T3"/></text:p>
            <text:p><text:span text:style-name="T3"><text:tab/></text:span><text:span text:style-name="T3">Choosing 'Cancel' returns the Admin to last view.</text:span></text:p>
          </draw:text-box>
        </draw:frame>
        <draw:frame draw:style-name="gr3" draw:text-style-name="P6" draw:layer="layout" svg:width="11.972cm" svg:height="1.52cm" svg:x="9.255cm" svg:y="1.635cm">
          <draw:text-box>
            <text:p text:style-name="P6"><text:span text:style-name="T8"><text:a xlink:href="mailto:admin@dividendreporter">admin@dividendreporter</text:a></text:span><text:span text:style-name="T9"> </text:span><text:span text:style-name="T8">Logout</text:span><text:span text:style-name="T9"> </text:span><text:span text:style-name="T8">Help</text:span></text:p>
          </draw:text-box>
        </draw:frame>
      </draw:page>
      <draw:page draw:name="page7" draw:style-name="dp1" draw:master-page-name="Default">
        <draw:custom-shape draw:style-name="gr1" draw:text-style-name="P1" draw:layer="layout" svg:width="18.415cm" svg:height="12.7cm" svg:x="1.635cm" svg:y="1.63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37cm" svg:y1="2.905cm" svg:x2="20.052cm" svg:y2="2.905cm">
          <text:p/>
        </draw:line>
        <draw:frame draw:style-name="gr4" draw:layer="layout" svg:width="10.795cm" svg:height="2.155cm" svg:x="2.272cm" svg:y="3.54cm">
          <draw:text-box>
            <text:p>Dividend Reporter</text:p>
          </draw:text-box>
        </draw:frame>
        <draw:custom-shape draw:style-name="gr1" draw:text-style-name="P1" draw:layer="layout" svg:width="13.97cm" svg:height="8.89cm" svg:x="2.907cm" svg:y="4.8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2.063cm" svg:height="1.52cm" svg:x="2.907cm" svg:y="4.81cm">
          <draw:text-box>
            <text:p>Stock Info : Example Company</text:p>
          </draw:text-box>
        </draw:frame>
        <draw:custom-shape draw:style-name="gr1" draw:text-style-name="P1" draw:layer="layout" svg:width="12.7cm" svg:height="6.985cm" svg:x="3.54cm" svg:y="6.0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5.715cm" svg:height="4.445cm" svg:x="9.89cm" svg:y="6.715cm">
          <text:p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9.89cm" svg:y1="9.89cm" svg:x2="11.16cm" svg:y2="8.62cm">
          <text:p/>
        </draw:line>
        <draw:line draw:style-name="gr15" draw:text-style-name="P1" draw:layer="layout" svg:x1="11.795cm" svg:y1="9.255cm" svg:x2="11.16cm" svg:y2="8.62cm">
          <text:p/>
        </draw:line>
        <draw:line draw:style-name="gr15" draw:text-style-name="P1" draw:layer="layout" svg:x1="11.795cm" svg:y1="9.255cm" svg:x2="13.065cm" svg:y2="7.985cm">
          <text:p/>
        </draw:line>
        <draw:line draw:style-name="gr15" draw:text-style-name="P1" draw:layer="layout" svg:x1="14.335cm" svg:y1="8.62cm" svg:x2="13.065cm" svg:y2="7.985cm">
          <text:p/>
        </draw:line>
        <draw:line draw:style-name="gr15" draw:text-style-name="P1" draw:layer="layout" svg:x1="14.335cm" svg:y1="8.62cm" svg:x2="15.605cm" svg:y2="7.35cm">
          <text:p/>
        </draw:line>
        <draw:custom-shape draw:style-name="gr16" draw:text-style-name="P1" draw:layer="layout" svg:width="5.08cm" svg:height="4.445cm" svg:x="4.175cm" svg:y="6.715cm">
          <text:p/>
          <draw:enhanced-geometry svg:viewBox="0 0 21600 21600" draw:type="rectangle" draw:enhanced-path="M 0 0 L 21600 0 21600 21600 0 21600 0 0 Z N"/>
        </draw:custom-shape>
        <draw:frame draw:style-name="gr17" draw:layer="layout" svg:width="4.445cm" svg:height="2.79cm" svg:x="4.175cm" svg:y="6.715cm">
          <draw:text-box>
            <text:p>Stock Info:</text:p>
          </draw:text-box>
        </draw:frame>
        <draw:line draw:style-name="gr7" draw:text-style-name="P1" draw:layer="layout" svg:x1="4.81cm" svg:y1="7.985cm" svg:x2="8.62cm" svg:y2="7.985cm">
          <text:p/>
        </draw:line>
        <draw:line draw:style-name="gr7" draw:text-style-name="P1" draw:layer="layout" svg:x1="4.81cm" svg:y1="8.62cm" svg:x2="8.62cm" svg:y2="8.62cm">
          <text:p/>
        </draw:line>
        <draw:line draw:style-name="gr7" draw:text-style-name="P1" draw:layer="layout" svg:x1="4.81cm" svg:y1="9.255cm" svg:x2="8.62cm" svg:y2="9.255cm">
          <text:p/>
        </draw:line>
        <draw:line draw:style-name="gr7" draw:text-style-name="P1" draw:layer="layout" svg:x1="4.81cm" svg:y1="9.89cm" svg:x2="8.62cm" svg:y2="9.89cm">
          <text:p/>
        </draw:line>
        <draw:line draw:style-name="gr7" draw:text-style-name="P1" draw:layer="layout" svg:x1="4.81cm" svg:y1="10.525cm" svg:x2="8.62cm" svg:y2="10.525cm">
          <text:p/>
        </draw:line>
        <draw:frame draw:style-name="gr6" draw:text-style-name="P9" draw:layer="layout" svg:width="1.905cm" svg:height="0.885cm" svg:x="8.62cm" svg:y="11.795cm">
          <draw:text-box>
            <text:p text:style-name="P9"><text:span text:style-name="T6">Back</text:span></text:p>
          </draw:text-box>
        </draw:frame>
        <draw:frame draw:style-name="gr5" draw:layer="layout" svg:width="18.415cm" svg:height="11.68cm" svg:x="1.641cm" svg:y="14.97cm">
          <draw:text-box>
            <text:p><text:span text:style-name="T1">Notes</text:span><text:span text:style-name="T2">:</text:span></text:p>
            <text:p/>
            <text:p><text:span text:style-name="T3"><text:tab/></text:span><text:span text:style-name="T3">This is the Stock Show Page.</text:span></text:p>
            <text:p><text:span text:style-name="T3"/></text:p>
            <text:p><text:span text:style-name="T3"><text:tab/></text:span><text:span text:style-name="T3">Users can view historical information about a stock.</text:span></text:p>
            <text:p><text:span text:style-name="T3"/></text:p>
            <text:p><text:span text:style-name="T3"><text:tab/></text:span><text:span text:style-name="T3">Choosing 'Back' returns the user to User Show Page.</text:span></text:p>
          </draw:text-box>
        </draw:frame>
        <draw:frame draw:style-name="gr3" draw:text-style-name="P6" draw:layer="layout" svg:width="15.782cm" svg:height="1.52cm" svg:x="6.715cm" svg:y="1.635cm">
          <draw:text-box>
            <text:p text:style-name="P6"><text:span text:style-name="T8"><text:a xlink:href="mailto:user@example.com">user@example.com</text:a></text:span><text:span text:style-name="T9"> </text:span><text:span text:style-name="T8">My Watchlist</text:span><text:span text:style-name="T9"> </text:span><text:span text:style-name="T8">Logout</text:span><text:span text:style-name="T9"> </text:span><text:span text:style-name="T8">Help</text:span></text:p>
          </draw:text-box>
        </draw:frame>
      </draw:page>
      <draw:page draw:name="page8" draw:style-name="dp1" draw:master-page-name="Default">
        <draw:custom-shape draw:style-name="gr1" draw:text-style-name="P1" draw:layer="layout" svg:width="18.415cm" svg:height="12.7cm" svg:x="1.635cm" svg:y="1.63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35cm" svg:y1="2.905cm" svg:x2="20.05cm" svg:y2="2.905cm">
          <text:p/>
        </draw:line>
        <draw:frame draw:style-name="gr4" draw:layer="layout" svg:width="10.795cm" svg:height="2.155cm" svg:x="2.27cm" svg:y="3.54cm">
          <draw:text-box>
            <text:p>Dividend Reporter</text:p>
          </draw:text-box>
        </draw:frame>
        <draw:custom-shape draw:style-name="gr1" draw:text-style-name="P1" draw:layer="layout" svg:width="15.875cm" svg:height="8.89cm" svg:x="2.905cm" svg:y="4.81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12.065cm" svg:height="1.673cm" svg:x="2.905cm" svg:y="4.81cm">
          <draw:text-box>
            <text:p text:style-name="P7">Active Stocks Master List <text:s text:c="5"/></text:p>
            <text:p text:style-name="P7"/>
          </draw:text-box>
        </draw:frame>
        <draw:custom-shape draw:style-name="gr1" draw:text-style-name="P1" draw:layer="layout" svg:width="13.335cm" svg:height="5.715cm" svg:x="4.81cm" svg:y="6.0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846cm" svg:y1="6.045cm" svg:x2="6.846cm" svg:y2="11.76cm">
          <text:p/>
        </draw:line>
        <draw:line draw:style-name="gr2" draw:text-style-name="P1" draw:layer="layout" svg:x1="9.255cm" svg:y1="6.08cm" svg:x2="9.255cm" svg:y2="11.795cm">
          <text:p/>
        </draw:line>
        <draw:line draw:style-name="gr2" draw:text-style-name="P1" draw:layer="layout" svg:x1="10.525cm" svg:y1="6.08cm" svg:x2="10.525cm" svg:y2="11.795cm">
          <text:p/>
        </draw:line>
        <draw:line draw:style-name="gr2" draw:text-style-name="P1" draw:layer="layout" svg:x1="13.065cm" svg:y1="6.08cm" svg:x2="13.065cm" svg:y2="11.795cm">
          <text:p/>
        </draw:line>
        <draw:line draw:style-name="gr2" draw:text-style-name="P1" draw:layer="layout" svg:x1="4.81cm" svg:y1="6.715cm" svg:x2="18.145cm" svg:y2="6.715cm">
          <text:p/>
        </draw:line>
        <draw:line draw:style-name="gr2" draw:text-style-name="P1" draw:layer="layout" svg:x1="4.81cm" svg:y1="7.35cm" svg:x2="18.145cm" svg:y2="7.35cm">
          <text:p/>
        </draw:line>
        <draw:line draw:style-name="gr2" draw:text-style-name="P1" draw:layer="layout" svg:x1="4.81cm" svg:y1="7.985cm" svg:x2="18.145cm" svg:y2="7.985cm">
          <text:p/>
        </draw:line>
        <draw:line draw:style-name="gr2" draw:text-style-name="P1" draw:layer="layout" svg:x1="4.81cm" svg:y1="8.62cm" svg:x2="18.145cm" svg:y2="8.62cm">
          <text:p/>
        </draw:line>
        <draw:line draw:style-name="gr2" draw:text-style-name="P1" draw:layer="layout" svg:x1="4.81cm" svg:y1="9.255cm" svg:x2="18.145cm" svg:y2="9.255cm">
          <text:p/>
        </draw:line>
        <draw:line draw:style-name="gr2" draw:text-style-name="P1" draw:layer="layout" svg:x1="4.81cm" svg:y1="9.89cm" svg:x2="18.145cm" svg:y2="9.89cm">
          <text:p/>
        </draw:line>
        <draw:line draw:style-name="gr2" draw:text-style-name="P1" draw:layer="layout" svg:x1="4.81cm" svg:y1="10.525cm" svg:x2="18.145cm" svg:y2="10.525cm">
          <text:p/>
        </draw:line>
        <draw:line draw:style-name="gr2" draw:text-style-name="P1" draw:layer="layout" svg:x1="4.81cm" svg:y1="11.16cm" svg:x2="18.145cm" svg:y2="11.16cm">
          <text:p/>
        </draw:line>
        <draw:custom-shape draw:style-name="gr1" draw:text-style-name="P1" draw:layer="layout" svg:width="0.635cm" svg:height="0.635cm" svg:x="10.525cm" svg:y="12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635cm" svg:height="0.635cm" svg:x="9.254cm" svg:y="12.43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.27cm" svg:height="0.635cm" svg:x="3.54cm" svg:y="6.71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27cm" svg:height="0.635cm" svg:x="3.54cm" svg:y="7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27cm" svg:height="0.635cm" svg:x="3.54cm" svg:y="6.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27cm" svg:height="0.635cm" svg:x="3.54cm" svg:y="7.98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27cm" svg:height="0.635cm" svg:x="3.54cm" svg:y="8.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27cm" svg:height="0.635cm" svg:x="3.54cm" svg:y="9.2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635cm" svg:x="3.54cm" svg:y="9.89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27cm" svg:height="0.635cm" svg:x="3.54cm" svg:y="10.52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.27cm" svg:height="0.635cm" svg:x="3.54cm" svg:y="11.16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5.782cm" svg:height="1.52cm" svg:x="6.715cm" svg:y="1.635cm">
          <draw:text-box>
            <text:p text:style-name="P6"><text:span text:style-name="T8"><text:a xlink:href="mailto:user@example.com">user@example.com</text:a></text:span><text:span text:style-name="T9"> </text:span><text:span text:style-name="T8">My Watchlist</text:span><text:span text:style-name="T9"> </text:span><text:span text:style-name="T8">Logout</text:span><text:span text:style-name="T9"> </text:span><text:span text:style-name="T8">Help</text:span></text:p>
          </draw:text-box>
        </draw:frame>
        <draw:custom-shape draw:style-name="gr10" draw:text-style-name="P4" draw:layer="layout" svg:width="5.08cm" svg:height="0.635cm" svg:x="12.43cm" svg:y="12.43cm">
          <text:p text:style-name="P1"><text:span text:style-name="T5">Add to My Watchlist</text:span></text:p>
          <draw:enhanced-geometry svg:viewBox="0 0 21600 21600" draw:type="rectangle" draw:enhanced-path="M 0 0 L 21600 0 21600 21600 0 21600 0 0 Z N"/>
        </draw:custom-shape>
        <draw:frame draw:style-name="gr5" draw:layer="layout" svg:width="18.415cm" svg:height="11.68cm" svg:x="1.642cm" svg:y="14.97cm">
          <draw:text-box>
            <text:p><text:span text:style-name="T1">Notes</text:span><text:span text:style-name="T2">:</text:span></text:p>
            <text:p/>
            <text:p><text:span text:style-name="T3"><text:tab/></text:span><text:span text:style-name="T3">This is the user view of Stock Index Page</text:span></text:p>
            <text:p><text:span text:style-name="T3"><text:tab/></text:span></text:p>
            <text:p><text:span text:style-name="T3"><text:tab/></text:span><text:span text:style-name="T3">User can choose what stocks to add to watchlist</text:span></text:p>
            <text:p><text:span text:style-name="T3"/></text:p>
            <text:p><text:span text:style-name="T3"><text:tab/></text:span></text:p>
            <text:p><text:span text:style-name="T3"/></text:p>
            <text:p><text:span text:style-name="T3"/></text:p>
          </draw:text-box>
        </draw:frame>
        <draw:frame draw:style-name="gr6" draw:text-style-name="P2" draw:layer="layout" svg:width="1.905cm" svg:height="0.885cm" svg:x="3.54cm" svg:y="6.08cm">
          <draw:text-box>
            <text:p text:style-name="P2"><text:span text:style-name="T4">watch</text:span></text:p>
          </draw:text-box>
        </draw:frame>
        <draw:frame draw:style-name="gr6" draw:text-style-name="P2" draw:layer="layout" svg:width="2.54cm" svg:height="0.885cm" svg:x="4.81cm" svg:y="6.08cm">
          <draw:text-box>
            <text:p text:style-name="P2"><text:span text:style-name="T4"><text:s text:c="4"/></text:span><text:span text:style-name="T4">symbol</text:span></text:p>
          </draw:text-box>
        </draw:frame>
        <draw:frame draw:style-name="gr13" draw:text-style-name="P2" draw:layer="layout" svg:width="2.568cm" svg:height="0.569cm" svg:x="6.814cm" svg:y="6.08cm">
          <draw:text-box>
            <text:p text:style-name="P8"><text:span text:style-name="T4">company name</text:span></text:p>
          </draw:text-box>
        </draw:frame>
        <draw:frame draw:style-name="gr6" draw:text-style-name="P2" draw:layer="layout" svg:width="2.54cm" svg:height="0.885cm" svg:x="9.255cm" svg:y="6.08cm">
          <draw:text-box>
            <text:p text:style-name="P2"><text:span text:style-name="T4">price</text:span></text:p>
          </draw:text-box>
        </draw:frame>
        <draw:frame draw:style-name="gr6" draw:text-style-name="P2" draw:layer="layout" svg:width="3.175cm" svg:height="0.885cm" svg:x="10.525cm" svg:y="6.08cm">
          <draw:text-box>
            <text:p text:style-name="P2"><text:span text:style-name="T4">Dividend / Share</text:span></text:p>
          </draw:text-box>
        </draw:frame>
        <draw:line draw:style-name="gr7" draw:text-style-name="P1" draw:layer="layout" svg:x1="14.335cm" svg:y1="6.08cm" svg:x2="14.335cm" svg:y2="11.795cm">
          <text:p/>
        </draw:line>
        <draw:line draw:style-name="gr7" draw:text-style-name="P1" draw:layer="layout" svg:x1="16.24cm" svg:y1="6.08cm" svg:x2="16.24cm" svg:y2="11.795cm">
          <text:p/>
        </draw:line>
        <draw:frame draw:style-name="gr6" draw:text-style-name="P2" draw:layer="layout" svg:width="1.905cm" svg:height="0.885cm" svg:x="13.065cm" svg:y="6.08cm">
          <draw:text-box>
            <text:p text:style-name="P2"><text:span text:style-name="T4">Yield</text:span></text:p>
          </draw:text-box>
        </draw:frame>
        <draw:frame draw:style-name="gr6" draw:text-style-name="P2" draw:layer="layout" svg:width="1.905cm" svg:height="0.885cm" svg:x="14.335cm" svg:y="6.08cm">
          <draw:text-box>
            <text:p text:style-name="P2"><text:span text:style-name="T4">Ex Date</text:span></text:p>
          </draw:text-box>
        </draw:frame>
        <draw:frame draw:style-name="gr6" draw:text-style-name="P2" draw:layer="layout" svg:width="1.905cm" svg:height="0.885cm" svg:x="16.24cm" svg:y="6.08cm">
          <draw:text-box>
            <text:p text:style-name="P2"><text:span text:style-name="T4">Pay D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lan michaels</meta:initial-creator>
    <meta:creation-date>2011-05-05T10:12:42</meta:creation-date>
    <dc:date>2011-05-05T14:45:21</dc:date>
    <dc:creator>allan michaels</dc:creator>
    <meta:editing-duration>PT03H28M13S</meta:editing-duration>
    <meta:editing-cycles>7</meta:editing-cycles>
    <meta:generator>OpenOffice.org/3.2$Linux OpenOffice.org_project/320m19$Build-9505</meta:generator>
    <meta:document-statistic meta:object-count="190"/>
  </office:meta>
</office:document-meta>
</file>